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84cm"/>
    </style:style>
    <style:style style:name="gr6" style:family="graphic" style:parent-style-name="standard">
      <style:graphic-properties draw:stroke="none" draw:fill="none" draw:fill-color="#ffffff" draw:textarea-vertical-align="middle" draw:auto-grow-height="false" fo:min-height="2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ffffff" fo:min-height="0.95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orkflow Overview" draw:style-name="dp1" draw:master-page-name="Default">
        <draw:custom-shape draw:style-name="gr1" draw:text-style-name="P1" draw:layer="layout" svg:width="6.985cm" svg:height="2.54cm" svg:x="2.905cm" svg:y="9.89cm">
          <text:p text:style-name="P1">Data Download</text:p>
          <text:p text:style-name="P1"><text:span text:style-name="T1">(SDM Builder section 2.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985cm" svg:height="1.905cm" svg:x="2.905cm" svg:y="13.7cm">
          <text:p text:style-name="P1">Shared Geoprocessing</text:p>
          <text:p text:style-name="P1"><text:span text:style-name="T2">(SDM Builder section 3.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715cm" svg:y1="5.445cm" svg:x2="6.715cm" svg:y2="9.89cm">
          <text:p/>
        </draw:line>
        <draw:custom-shape draw:style-name="gr1" draw:text-style-name="P1" draw:layer="layout" svg:width="5.08cm" svg:height="1.27cm" svg:x="4.175cm" svg:y="6.08cm">
          <text:p text:style-name="P1">Reg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5.08cm" svg:height="1.27cm" svg:x="4.175cm" svg:y="7.985cm">
          <text:p text:style-name="P1">Parameter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6.715cm" svg:y1="12.43cm" svg:x2="6.715cm" svg:y2="13.7cm">
          <text:p/>
        </draw:line>
        <draw:custom-shape draw:style-name="gr1" draw:text-style-name="P1" draw:layer="layout" svg:width="3.175cm" svg:height="15.24cm" svg:x="11.16cm" svg:y="9.89cm">
          <text:p text:style-name="P1">Project</text:p>
          <text:p text:style-name="P1">Dat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.27cm" svg:height="0.635cm" svg:x="9.89cm" svg:y="11.7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7cm" svg:height="0.635cm" svg:x="9.89cm" svg:y="14.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6.985cm" svg:height="1.905cm" svg:x="2.905cm" svg:y="16.875cm">
          <text:p text:style-name="P1">HSPF Geoprocess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985cm" svg:height="1.905cm" svg:x="2.905cm" svg:y="21.955cm">
          <text:p text:style-name="P1">SWAT Geoprocess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27cm" svg:height="0.635cm" svg:x="9.89cm" svg:y="17.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27cm" svg:height="0.635cm" svg:x="9.89cm" svg:y="22.5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2.27cm" svg:y1="23.225cm" svg:x2="2.905cm" svg:y2="23.225cm">
          <text:p/>
        </draw:line>
        <draw:line draw:style-name="gr4" draw:text-style-name="P1" draw:layer="layout" svg:x1="2.27cm" svg:y1="23.225cm" svg:x2="2.27cm" svg:y2="16.24cm">
          <text:p/>
        </draw:line>
        <draw:line draw:style-name="gr2" draw:text-style-name="P1" draw:layer="layout" svg:x1="2.27cm" svg:y1="17.51cm" svg:x2="2.905cm" svg:y2="17.51cm">
          <text:p/>
        </draw:line>
        <draw:custom-shape draw:style-name="gr1" draw:text-style-name="P1" draw:layer="layout" svg:width="4.445cm" svg:height="1.905cm" svg:x="5.445cm" svg:y="19.415cm">
          <text:p text:style-name="P1">HSPF Inpu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2.27cm" svg:y1="16.24cm" svg:x2="6.715cm" svg:y2="15.605cm">
          <text:p/>
        </draw:line>
        <draw:custom-shape draw:style-name="gr3" draw:text-style-name="P1" draw:layer="layout" svg:width="0.635cm" svg:height="0.635cm" svg:x="7.35cm" svg:y="18.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4.445cm" svg:height="1.905cm" svg:x="5.445cm" svg:y="24.495cm">
          <text:p text:style-name="P1">SWAT Inpu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0.635cm" svg:height="0.635cm" svg:x="7.35cm" svg:y="23.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5.08cm" svg:height="3.175cm" svg:x="15.605cm" svg:y="21.32cm">
          <text:p text:style-name="P1">Display in</text:p>
          <text:p text:style-name="P1">MapWindow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" draw:text-style-name="P1" draw:layer="layout" svg:width="1.27cm" svg:height="0.635cm" svg:x="14.335cm" svg:y="22.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11.775cm" svg:height="0.963cm" svg:x="1cm" svg:y="1cm">
          <draw:text-box>
            <text:p text:style-name="P1">SDM Project Builder Workflow Overview</text:p>
          </draw:text-box>
        </draw:frame>
        <draw:g>
          <draw:custom-shape draw:style-name="gr1" draw:text-style-name="P1" draw:layer="layout" svg:width="10.16cm" svg:height="3.175cm" svg:x="2.27cm" svg:y="2.27cm">
            <text:p text:style-name="P1"><text:span text:style-name="T2"/></text:p>
            <text:p text:style-name="P1"><text:span text:style-name="T2"/></text:p>
            <text:p text:style-name="P1"><text:span text:style-name="T2">(Tutorial B and C)</text:span></text:p>
  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3" draw:text-style-name="P1" draw:layer="layout" svg:width="10.16cm" svg:height="3.175cm" svg:x="2.27cm" svg:y="2.27cm">
            <text:p/>
  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  </draw:custom-shape>
          <draw:frame draw:style-name="gr6" draw:layer="layout" svg:width="9.233cm" svg:height="1.568cm" svg:x="3.003cm" svg:y="3.07cm">
            <draw:text-box>
              <text:p><text:a xlink:href="#User Specifies Project to Build">User Specifies Project to Build</text:a></text:p>
            </draw:text-box>
          </draw:frame>
        </draw:g>
        <draw:custom-shape draw:style-name="gr1" draw:text-style-name="P1" draw:layer="layout" svg:width="3.81cm" svg:height="3.175cm" svg:x="13.7cm" svg:y="2.27cm">
          <text:p text:style-name="P1">National</text:p>
          <text:p text:style-name="P1">Layer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.27cm" svg:height="0.635cm" svg:x="12.43cm" svg:y="3.5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User Specifies Project to Build" draw:style-name="dp1" draw:master-page-name="Default">
        <draw:custom-shape draw:style-name="gr1" draw:text-style-name="P2" draw:layer="layout" svg:width="12.065cm" svg:height="3.174cm" svg:x="1cm" svg:y="2.906cm">
          <text:p text:style-name="P1"><text:span text:style-name="T3">User locates geographic project area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7" draw:layer="layout" svg:width="9.028cm" svg:height="0.963cm" svg:x="1cm" svg:y="1cm">
          <draw:text-box>
            <text:p text:style-name="P1">User Specifies Project to Build</text:p>
          </draw:text-box>
        </draw:frame>
        <draw:custom-shape draw:style-name="gr1" draw:text-style-name="P2" draw:layer="layout" svg:width="12.065cm" svg:height="3.174cm" svg:x="1cm" svg:y="6.716cm">
          <text:p text:style-name="P1"><text:span text:style-name="T3">User selects HUC-8 or HUC-12</text:span></text:p>
          <text:p text:style-name="P1"><text:span text:style-name="T3"/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2" draw:layer="layout" svg:width="12.065cm" svg:height="3.174cm" svg:x="1cm" svg:y="10.526cm">
          <text:p text:style-name="P1"><text:span text:style-name="T3">User selects which model(s) to set up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1" draw:layer="layout" svg:width="18.353cm" svg:height="1.863cm" draw:transform="skewX (-0.0038397243543868) rotate (-1.56940006339419) translate (20.564cm 6.767cm)">
          <text:p text:style-name="P1">Tutorial C: Building a Watershed Modeling Project</text:p>
          <text:p text:style-name="P1"><text:s text:c="20"/>for an Area of Interes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11.43cm" svg:height="3.174cm" svg:x="1cm" svg:y="14.336cm">
          <text:p text:style-name="P1"><text:span text:style-name="T3">User specifies catchment/flowline</text:span></text:p>
          <text:p text:style-name="P1"><text:span text:style-name="T3">aggregation parameter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2" draw:layer="layout" svg:width="11.43cm" svg:height="3.174cm" svg:x="1cm" svg:y="18.146cm">
          <text:p text:style-name="P1"><text:span text:style-name="T3">User specifies simulation</text:span></text:p>
          <text:p text:style-name="P1"><text:span text:style-name="T3">start and end year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2" draw:layer="layout" svg:width="11.43cm" svg:height="3.174cm" svg:x="1cm" svg:y="21.956cm">
          <text:p text:style-name="P1"><text:span text:style-name="T3">User selects folder</text:span></text:p>
          <text:p text:style-name="P1"><text:span text:style-name="T3">to save new project in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1" draw:layer="layout" svg:width="3.808cm" svg:height="1.863cm" draw:transform="skewX (-0.0038397243543868) rotate (-1.57044726094539) translate (20.589cm 2.905cm)">
          <text:p text:style-name="P1">Tutorial B:</text:p>
          <text:p text:style-name="P1">Navigating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6.715cm" svg:y1="6.08cm" svg:x2="6.715cm" svg:y2="6.715cm">
          <text:p/>
        </draw:line>
        <draw:line draw:style-name="gr2" draw:text-style-name="P1" draw:layer="layout" svg:x1="6.715cm" svg:y1="9.89cm" svg:x2="6.715cm" svg:y2="10.525cm">
          <text:p/>
        </draw:line>
        <draw:line draw:style-name="gr2" draw:text-style-name="P1" draw:layer="layout" svg:x1="6.715cm" svg:y1="13.7cm" svg:x2="6.715cm" svg:y2="14.335cm">
          <text:p/>
        </draw:line>
        <draw:line draw:style-name="gr2" draw:text-style-name="P1" draw:layer="layout" svg:x1="6.715cm" svg:y1="17.51cm" svg:x2="6.715cm" svg:y2="18.145cm">
          <text:p/>
        </draw:line>
        <draw:line draw:style-name="gr2" draw:text-style-name="P1" draw:layer="layout" svg:x1="6.715cm" svg:y1="21.32cm" svg:x2="6.715cm" svg:y2="21.955cm">
          <text:p/>
        </draw:line>
        <draw:custom-shape draw:style-name="gr1" draw:text-style-name="P1" draw:layer="layout" svg:width="4.445cm" svg:height="1.905cm" svg:x="13.7cm" svg:y="7.35cm">
          <text:p text:style-name="P1">Reg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1.27cm" svg:height="0.635cm" svg:x="13.065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5.08cm" svg:height="8.255cm" svg:x="13.065cm" svg:y="15.605cm">
          <text:p text:style-name="P1">Parameter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1.27cm" svg:height="0.635cm" svg:x="12.43cm" svg:y="23.2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7cm" svg:height="0.635cm" svg:x="12.43cm" svg:y="19.4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7cm" svg:height="0.635cm" svg:x="12.43cm" svg:y="15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81cm" svg:height="3.175cm" svg:x="14.335cm" svg:y="2.905cm">
          <text:p text:style-name="P1">National</text:p>
          <text:p text:style-name="P1">Layer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.27cm" svg:height="0.635cm" svg:x="13.065cm" svg:y="4.17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3.37cm" svg:height="1.202cm" svg:x="17.22cm" svg:y="25.198cm">
          <draw:text-box>
            <text:p><text:a xlink:href="../tutorial/SDM%20Project%20Builder%20Tutorial.doc">Tutorial...</text:a></text:p>
          </draw:text-box>
        </draw:frame>
      </draw:page>
      <draw:page draw:name="page3" draw:style-name="dp1" draw:master-page-name="Default">
        <draw:frame draw:style-name="gr7" draw:layer="layout" svg:width="4.816cm" svg:height="0.963cm" svg:x="1cm" svg:y="1.001cm">
          <draw:text-box>
            <text:p text:style-name="P1">Data Downloa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Gray</meta:initial-creator>
    <meta:creation-date>2010-08-18T08:19:12.76</meta:creation-date>
    <dc:date>2010-08-19T09:42:26.42</dc:date>
    <dc:creator>Mark Gray</dc:creator>
    <meta:editing-duration>PT24H21M50S</meta:editing-duration>
    <meta:editing-cycles>5</meta:editing-cycles>
    <meta:generator>OpenOffice.org/3.2$Win32 OpenOffice.org_project/320m18$Build-9502</meta:generator>
    <meta:document-statistic meta:object-count="54"/>
  </office:meta>
</office:document-meta>
</file>